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umberland AMT2" svg:font-family="'Cumberland AMT', 'Courier New'" style:font-family-generic="modern" style:font-pitch="fixed"/>
    <style:font-face style:name="Liberation Mono2" svg:font-family="'Liberation Mono', 'Courier New'" style:font-family-generic="modern" style:font-pitch="fixed"/>
    <style:font-face style:name="Albany AMT3" svg:font-family="'Albany AMT', Arial" style:font-pitch="variable"/>
    <style:font-face style:name="Droid Sans Fallback1" svg:font-family="'Droid Sans Fallback'" style:font-pitch="variable"/>
    <style:font-face style:name="StarSymbol1" svg:font-family="Star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Cumberland AMT1" svg:font-family="'Cumberland AMT'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lbany AMT" svg:font-family="'Albany AMT', Arial" style:font-family-generic="roman" style:font-pitch="variable"/>
    <style:font-face style:name="Cumberland AMT" svg:font-family="'Cumberland AMT'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, 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tarSymbol" svg:font-family="StarSymbol, 'Arial Unicode MS'" style:font-family-generic="roman" style:font-pitch="variable"/>
    <style:font-face style:name="Thorndale AMT" svg:font-family="'Thorndale AMT', 'Times New Roman'" style:font-family-generic="roman" style:font-pitch="variable"/>
    <style:font-face style:name="Albany AMT1" svg:font-family="'Albany AMT', 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Nimbus Sans L1" svg:font-family="'Nimbus Sans L', 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lbany AMT2" svg:font-family="'Albany AMT', Arial" style:font-family-generic="system" style:font-pitch="variable"/>
    <style:font-face style:name="Arial Unicode MS" svg:font-family="'Arial Unicode MS'" style:font-family-generic="system" style:font-pitch="variable"/>
    <style:font-face style:name="Cumberland AMT3" svg:font-family="'Cumberland AMT', 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13.75cm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26pt" style:font-size-asian="24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fo:color="#66cc00" fo:font-size="32pt" style:font-size-asian="28pt" style:font-size-complex="32pt"/>
    </style:style>
    <style:style style:name="T7" style:family="text">
      <style:text-properties fo:color="#ff3333"/>
    </style:style>
    <style:style style:name="T8" style:family="text">
      <style:text-properties fo:color="#00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0000"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8pt" fo:font-weight="normal" style:font-size-asian="26pt" style:font-weight-asian="normal" style:font-size-complex="28pt" style:font-weight-complex="normal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333333"/>
    </style:style>
    <style:style style:name="T17" style:family="text">
      <style:text-properties fo:font-size="32pt" fo:font-weight="normal" style:font-size-asian="28pt" style:font-weight-asian="normal" style:font-size-complex="32pt" style:font-weight-complex="normal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gramming <text:s/>Python</text:p>
          </draw:text-box>
        </draw:frame>
        <draw:frame presentation:style-name="pr2" draw:text-style-name="P1" draw:layer="layout" svg:width="26cm" svg:height="14.488cm" svg:x="1cm" svg:y="5.256cm" presentation:class="subtitle" presentation:user-transformed="true">
          <draw:text-box>
            <text:p/>
            <text:p>Mark Badham</text:p>
            <text:p/>
            <text:p>Python Software: </text:p>
            <text:p><text:a xlink:href="smb://vault/software/python" xlink:type="simple">\\vault\software\python</text:a></text:p>
            <text:p/>
            <text:p>Start 09:00</text:p>
            <text:p>Tea 10:30-45</text:p>
            <text:p>Lunch 12:00-45</text:p>
            <text:p>Tea 14:30-45</text:p>
            <text:p/>
          </draw:text-box>
        </draw:frame>
        <draw:frame draw:style-name="gr1" draw:text-style-name="P3" draw:layer="layout" svg:width="26cm" svg:height="14cm" svg:x="1cm" svg:y="5.5cm">
          <draw:text-box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Pyth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ndard vs Implementation</text:p>
              </text:list-item>
              <text:list-item>
                <text:p>Compiled vs Interpreted</text:p>
              </text:list-item>
              <text:list-item>
                <text:p>Open Source </text:p>
              </text:list-item>
              <text:list-item>
                <text:p>BDFL: Guido van Rossam</text:p>
              </text:list-item>
              <text:list-item>
                <text:p>Version 3.x vs 2.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Philosoph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plicit rather than implicit</text:p>
              </text:list-item>
              <text:list-item>
                <text:p>One obvious way to do it</text:p>
              </text:list-item>
              <text:list-item>
                <text:p>No surprises (consistency)</text:p>
              </text:list-item>
              <text:list-item>
                <text:p>Batteries includ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ing the Python Shel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2">$ python</text:span></text:p>
            <text:p><text:span text:style-name="T2">Python 2.7.9 (default, Apr <text:s/>2 2015, 15:33:21) </text:span></text:p>
            <text:p><text:span text:style-name="T2">[GCC 4.9.2] on linux2</text:span></text:p>
            <text:p><text:span text:style-name="T2">Type "help", "copyright", "credits" or "license" for more information.</text:span></text:p>
            <text:p><text:span text:style-name="T2">&gt;&gt;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Synta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se Sensitive</text:p>
              </text:list-item>
              <text:list-item>
                <text:p>One statement per line</text:p>
              </text:list-item>
              <text:list-item>
                <text:p>Statement can be an expression</text:p>
              </text:list-item>
              <text:list-item>
                <text:p><text:s/>Comment '#'</text:p>
              </text:list-item>
              <text:list-item>
                <text:p>No multi line comment use Docstring</text:p>
                <text:list>
                  <text:list-header>
                    <text:p>''' <text:s text:c="6"/>… <text:s text:c="3"/>'''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tending a li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/>Backslash \</text:p>
              </text:list-item>
              <text:list-item>
                <text:p>Open ( [ {</text:p>
              </text:list-item>
              <text:list-item>
                <text:p>Or triple quoted string '''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iting Progra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dit hello.py</text:p>
                <text:list>
                  <text:list-header>
                    <text:p>#!/usr/bin/env python</text:p>
                    <text:p>print('hello')</text:p>
                    <text:p>input()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ecuting Programs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m windows explorer:</text:p>
                <text:list>
                  <text:list-item>
                    <text:p>Double click on file</text:p>
                  </text:list-item>
                </text:list>
              </text:list-item>
              <text:list-item>
                <text:p>From idle: </text:p>
                <text:list>
                  <text:list-item>
                    <text:p>press f5</text:p>
                  </text:list-item>
                  <text:list-item>
                    <text:p>Or choose run from the menu</text:p>
                  </text:list-item>
                </text:list>
              </text:list-item>
              <text:list-item>
                <text:p>From CMD:</text:p>
                <text:list>
                  <text:list-item>
                    <text:p>Type: hello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ing Vari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aming rules</text:p>
                <text:list>
                  <text:list-item>
                    <text:p>^[A-Za-z_][A-Za-z0-9_]*$</text:p>
                  </text:list-item>
                </text:list>
              </text:list-item>
              <text:list-item>
                <text:p>Style Guide</text:p>
                <text:list>
                  <text:list-item>
                    <text:p>Variables lowercase</text:p>
                  </text:list-item>
                  <text:list-item>
                    <text:p>multi_word_vars</text:p>
                  </text:list-item>
                  <text:list-item>
                    <text:p>CONSTANTS</text:p>
                  </text:list-item>
                  <text:list-item>
                    <text:p>Class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tin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umeric</text:p>
                <text:list>
                  <text:list-item>
                    <text:p>int, long (py2), float, complex</text:p>
                  </text:list-item>
                </text:list>
              </text:list-item>
              <text:list-item>
                <text:p>Sequences</text:p>
                <text:list>
                  <text:list-item>
                    <text:p>str, list, tuple</text:p>
                  </text:list-item>
                </text:list>
              </text:list-item>
              <text:list-item>
                <text:p>Other Iterables</text:p>
                <text:list>
                  <text:list-item>
                    <text:p>set, frozenset, dictionary, file</text:p>
                  </text:list-item>
                </text:list>
              </text:list-item>
              <text:list-item>
                <text:p>Structures</text:p>
                <text:list>
                  <text:list-item>
                    <text:p>Functions, Classes,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eg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i =10</text:p>
                  </text:list-item>
                  <text:list-item>
                    <text:p>type(i)</text:p>
                  </text:list-item>
                  <text:list-item>
                    <text:p>i = 0xFE</text:p>
                  </text:list-item>
                  <text:list-item>
                    <text:p>type(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oa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f = 2.0</text:p>
                  </text:list-item>
                  <text:list-item>
                    <text:p>type(f)</text:p>
                  </text:list-item>
                  <text:list-item>
                    <text:p>f = 3E2</text:p>
                  </text:list-item>
                  <text:list-item>
                    <text:p>type(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le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3.0+54j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quen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dexing</text:p>
                <text:list>
                  <text:list-item>
                    <text:p>Seq[0] … Seq[-1]</text:p>
                  </text:list-item>
                </text:list>
              </text:list-item>
              <text:list-item>
                <text:p>Slicing</text:p>
                <text:list>
                  <text:list-item>
                    <text:p>Seq[start:end:step]</text:p>
                  </text:list-item>
                  <text:list-item>
                    <text:p>Default start = 0</text:p>
                  </text:list-item>
                  <text:list-item>
                    <text:p>Default end = -1</text:p>
                  </text:list-item>
                  <text:list-item>
                    <text:p>Default step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quence Functions Methods and Operato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n(Seq)</text:p>
              </text:list-item>
              <text:list-item>
                <text:p>Seq.index()</text:p>
              </text:list-item>
              <text:list-item>
                <text:p>Seq.count()</text:p>
              </text:list-item>
              <text:list-item>
                <text:p>val in Seq</text:p>
              </text:list-item>
              <text:list-item>
                <text:p>+ 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e Sequences</text:p>
              </text:list-item>
              <text:list-item>
                <text:p>Delimited by quotes</text:p>
                <text:list>
                  <text:list-item>
                    <text:p>Double quotes “”</text:p>
                  </text:list-item>
                  <text:list-item>
                    <text:p>Single quotes ''</text:p>
                  </text:list-item>
                  <text:list-item>
                    <text:p>Or triple quoted ''' ''' or <text:s/>'''''' ''''''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 Format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2">change = 5</text:span></text:p>
                <text:p><text:span text:style-name="T2">print(“the change is %s cents” % change)</text:span></text:p>
                <text:list>
                  <text:list-header>
                    <text:p><text:span text:style-name="T2">the change is 5 cents</text:span></text:p>
                  </text:list-header>
                </text:list>
                <text:p><text:span text:style-name="T2"/></text:p>
                <text:p><text:span text:style-name="T2">print(“the change is %d cents” % change)</text:span></text:p>
                <text:list>
                  <text:list-header>
                    <text:p><text:span text:style-name="T2">the change is 5 cents</text:span></text:p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mat widt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3">print(“the change is %05s cents” % change)</text:span></text:p>
                <text:list>
                  <text:list-header>
                    <text:p><text:span text:style-name="T3">the change is <text:s text:c="4"/>5 cents</text:span></text:p>
                    <text:p><text:span text:style-name="T2"/></text:p>
                  </text:list-header>
                </text:list>
                <text:p><text:span text:style-name="T3">print(“the change is %05d cents” % change)</text:span></text:p>
                <text:list>
                  <text:list-header>
                    <text:p><text:span text:style-name="T3">the change is 00005 cents</text:span></text:p>
                    <text:p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mat floa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hange = 5 + 2/3.0</text:p>
                <text:list>
                  <text:list-header>
                    <text:p><text:span text:style-name="T2">5.6666666666666666</text:span></text:p>
                  </text:list-header>
                </text:list>
                <text:p><text:span text:style-name="T3"/></text:p>
                <text:p><text:span text:style-name="T3">print(“the change is %06.2f cents” % change)</text:span></text:p>
                <text:list>
                  <text:list-header>
                    <text:p><text:span text:style-name="T3">the change is 005.66 cent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 Metho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dex / find</text:p>
                <text:list>
                  <text:list-item>
                    <text:p>index(), find(), rindex(), rfind(), count()</text:p>
                  </text:list-item>
                </text:list>
              </text:list-item>
              <text:list-item>
                <text:p>Strip</text:p>
                <text:list>
                  <text:list-item>
                    <text:p>strip(), rstrip(),strip()</text:p>
                  </text:list-item>
                </text:list>
              </text:list-item>
              <text:list-item>
                <text:p>Case</text:p>
                <text:list>
                  <text:list-item>
                    <text:p>upper(), lower(), capitalize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 Exerc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ven</text:p>
                <text:list>
                  <text:list-item>
                    <text:p>email = <text:a xlink:href="mailto:fred@acme.com" xlink:type="simple">fred@acme.com</text:a> or similar</text:p>
                  </text:list-item>
                </text:list>
              </text:list-item>
              <text:list-item>
                <text:p>Code</text:p>
                <text:list>
                  <text:list-item>
                    <text:p>Use index() and slicing to display <text:span text:style-name="T4">f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 Answ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5">email</text:span> = '<text:a xlink:href="mailto:fred@acme.com" xlink:type="simple">fred@acme.com</text:a>'</text:p>
                <text:p><text:span text:style-name="T5">atindex</text:span> = <text:span text:style-name="T5">email</text:span>.<text:span text:style-name="T6">index</text:span>('<text:span text:style-name="T7">@</text:span><text:span text:style-name="T8">')</text:span></text:p>
                <text:p>print(<text:span text:style-name="T5">email[</text:span>:<text:span text:style-name="T5">atindex]</text:span>)</text:p>
                <text:list>
                  <text:list-header>
                    <text:p>fred</text:p>
                  </text:list-header>
                </text:list>
                <text:p>print(<text:span text:style-name="T5">email[</text:span>:<text:span text:style-name="T5">email</text:span>.<text:span text:style-name="T6">index</text:span>('<text:span text:style-name="T7">@</text:span><text:span text:style-name="T8">')]</text:span>)</text:p>
                <text:list>
                  <text:list-header>
                    <text:p>fr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s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limiter []</text:p>
                <text:list>
                  <text:list-header>
                    <text:p>l1 = [1,2,3,4]</text:p>
                    <text:p><text:span text:style-name="T9">print</text:span>(l1[2])</text:p>
                    <text:p>3</text:p>
                  </text:list-header>
                </text:list>
              </text:list-item>
              <text:list-item>
                <text:p>Lists are mut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st Metho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rowing lists</text:p>
                <text:list>
                  <text:list-item>
                    <text:p>append(), extend(), insert()</text:p>
                  </text:list-item>
                </text:list>
              </text:list-item>
              <text:list-item>
                <text:p>Shrinking lists</text:p>
                <text:list>
                  <text:list-item>
                    <text:p>pop(), remove(), clear()</text:p>
                  </text:list-item>
                </text:list>
              </text:list-item>
              <text:list-item>
                <text:p>Sorting lists</text:p>
                <text:list>
                  <text:list-item>
                    <text:p>sort(), revers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ctionar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limiter {}</text:p>
                <text:list>
                  <text:list-item>
                    <text:p>d1 = {'<text:span text:style-name="T10">name</text:span>':'<text:span text:style-name="T10">fred</text:span>', '<text:span text:style-name="T10">surname</text:span>':'<text:span text:style-name="T10">basset</text:span>'}</text:p>
                  </text:list-item>
                </text:list>
                <text:p/>
                <text:p>print <text:span text:style-name="T11">d['</text:span><text:span text:style-name="T12">name</text:span><text:span text:style-name="T11">']</text:span></text:p>
                <text:list>
                  <text:list-header>
                    <text:p><text:span text:style-name="T11">fre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ctionary Methods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verwrite or add new items</text:p>
                <text:list>
                  <text:list-header>
                    <text:p>dict1[key] = value</text:p>
                  </text:list-header>
                </text:list>
              </text:list-item>
              <text:list-item>
                <text:p>Get item</text:p>
                <text:list>
                  <text:list-header>
                    <text:p>dict1[key] or dict1.get('key'[,default val])</text:p>
                  </text:list-header>
                </text:list>
              </text:list-item>
              <text:list-item>
                <text:p>Delete item</text:p>
                <text:list>
                  <text:list-header>
                    <text:p>del(dict1[key])</text:p>
                  </text:list-header>
                </text:list>
              </text:list-item>
              <text:list-item>
                <text:p>List keys values</text:p>
                <text:list>
                  <text:list-item>
                    <text:p>keys(), values(), item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ow Contro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</text:p>
                <text:list>
                  <text:list-header>
                    <text:p>if condition:</text:p>
                    <text:list>
                      <text:list-header>
                        <text:p>statements</text:p>
                      </text:list-header>
                    </text:list>
                    <text:p>elif condition:</text:p>
                    <text:list>
                      <text:list-item text:start-value="1">
                        <text:p>statements</text:p>
                      </text:list-item>
                    </text:list>
                    <text:p>else:</text:p>
                    <text:list>
                      <text:list-header>
                        <text:p>statements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low Control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ile</text:p>
                <text:list>
                  <text:list-header>
                    <text:p>while condition:</text:p>
                    <text:list>
                      <text:list-header>
                        <text:p>statements</text:p>
                        <text:p>if … break</text:p>
                        <text:p>if … continue</text:p>
                      </text:list-header>
                    </text:list>
                    <text:p>else</text:p>
                    <text:list>
                      <text:list-header>
                        <text:p>statements</text:p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ow Contro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</text:p>
                <text:list>
                  <text:list-header>
                    <text:p>for var in <text:span text:style-name="T4">iterable</text:span><text:span text:style-name="T13">:</text:span></text:p>
                    <text:list>
                      <text:list-header>
                        <text:p><text:span text:style-name="T13">statements</text:span></text:p>
                        <text:p><text:span text:style-name="T13">if … break</text:span></text:p>
                        <text:p><text:span text:style-name="T13">if … continue</text:span></text:p>
                      </text:list-header>
                    </text:list>
                    <text:p><text:span text:style-name="T13">else:</text:span></text:p>
                    <text:list>
                      <text:list-header>
                        <text:p><text:span text:style-name="T13">statement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c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finition</text:p>
                <text:list>
                  <text:list-header>
                    <text:p>def function_name():</text:p>
                    <text:list>
                      <text:list-header>
                        <text:p>statements</text:p>
                      </text:list-header>
                    </text:list>
                  </text:list-header>
                </text:list>
              </text:list-item>
              <text:list-item>
                <text:p>Calling Function</text:p>
                <text:list>
                  <text:list-header>
                    <text:p><text:span text:style-name="T4">function_name()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ction Retur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unctions are not required to <text:span text:style-name="T10">return</text:span></text:p>
              </text:list-item>
              <text:list-item>
                <text:p><text:span text:style-name="T10">Return expression preferred to side affe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ramete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def fn(arg1, arg2):</text:p>
                <text:list>
                  <text:list-header>
                    <text:p>statements</text:p>
                  </text:list-header>
                </text:list>
                <text:p>fn(<text:span text:style-name="T14">1,2</text:span>)</text:p>
                <text:list>
                  <text:list-header>
                    <text:p>calls function fn with arg1=1 and arg2=2</text:p>
                  </text:list-header>
                </text:list>
                <text:p>fn(<text:span text:style-name="T14">arg2=1,arg1=2</text:span>)</text:p>
                <text:list>
                  <text:list-header>
                    <text:p>calls function fn with arg2=1 and arg1=2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tional Argu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def fn(arg1, arg2=0):</text:p>
                <text:list>
                  <text:list-header>
                    <text:p>statements</text:p>
                    <text:p/>
                  </text:list-header>
                  <text:list-item>
                    <text:p>Default values make an argument optional</text:p>
                  </text:list-item>
                  <text:list-item>
                    <text:p>All mandatory arguments are defined before any optional argument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riabe argument lis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def fn(*args):</text:p>
                <text:list>
                  <text:list-header>
                    <text:p>print(args)</text:p>
                  </text:list-header>
                </text:list>
                <text:p/>
                <text:p>fn(<text:span text:style-name="T11">1,2,3</text:span><text:span text:style-name="T9">)</text:span></text:p>
                <text:list>
                  <text:list-header>
                    <text:p><text:s/>(1,2,3)</text:p>
                    <text:p/>
                  </text:list-header>
                  <text:list-item>
                    <text:p><text:span text:style-name="T9">args</text:span><text:span text:style-name="T11"> becomes a tup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ey word ar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def fn(**kwargs):</text:p>
                <text:list>
                  <text:list-header>
                    <text:p>print(kwargs)</text:p>
                  </text:list-header>
                </text:list>
                <text:p/>
                <text:p>fn(a='A',b='B')</text:p>
                <text:list>
                  <text:list-header>
                    <text:p>{a:'A',b:'B'}</text:p>
                    <text:p/>
                  </text:list-header>
                  <text:list-item>
                    <text:p><text:span text:style-name="T9">kwargs </text:span>becomes a dictionary</text:p>
                    <text:p/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mb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line anonymous function</text:p>
              </text:list-item>
              <text:list-item>
                <text:p>lambda <text:span text:style-name="T15">arg1[,...]</text:span> : <text:span text:style-name="T16">expression</text:span></text:p>
                <text:list>
                  <text:list-item>
                    <text:p><text:span text:style-name="T16">arg1[,...] function argument list</text:span></text:p>
                  </text:list-item>
                  <text:list-item>
                    <text:p><text:span text:style-name="T16">expression is returned by the function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imple lambda fun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quare</text:p>
                <text:list>
                  <text:list-item>
                    <text:p>lambda x: x**2</text:p>
                  </text:list-item>
                </text:list>
              </text:list-item>
              <text:list-item>
                <text:p>Even</text:p>
                <text:list>
                  <text:list-item>
                    <text:p>lambda x: x%2==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p( lambda x : x**2, range(5))</text:p>
                <text:list>
                  <text:list-item>
                    <text:p>0 1 4 9 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t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lter( lambda x : x%2==0, range(5))</text:p>
                <text:list>
                  <text:list-item>
                    <text:p>0 2 4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st Comprehen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[ x**2 for x in range(5)]</text:p>
                <text:list>
                  <text:list-item>
                    <text:p>[0, 2, 4, 9, 16]</text:p>
                  </text:list-item>
                  <text:list-item>
                    <text:p>Actual list create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or expre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1">for <text:s/>i in (x**2 for x in range(5))</text:span></text:p>
                <text:list>
                  <text:list-header>
                    <text:p><text:span text:style-name="T17">print(i, end=None)</text:span></text:p>
                  </text:list-header>
                  <text:list-item>
                    <text:p>04816</text:p>
                  </text:list-item>
                  <text:list-item>
                    <text:p>Not an actual list</text:p>
                  </text:list-item>
                  <text:list-item>
                    <text:p>Iterable object i.e. has __next__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or Func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yield </text:p>
                <text:list>
                  <text:list-item>
                    <text:p>Keyword always present in generator function</text:p>
                  </text:list-item>
                  <text:list-item>
                    <text:p>Function retuns a generator object</text:p>
                  </text:list-item>
                  <text:list-item>
                    <text:p>__next__()</text:p>
                  </text:list-item>
                  <text:list-item>
                    <text:p>Excutes up until <text:span text:style-name="T9">yield</text:span></text:p>
                  </text:list-item>
                  <text:list-item>
                    <text:p>“break point” where execution temporarily stops and returns a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down</text:p>
          </draw:text-box>
        </draw:frame>
        <draw:frame presentation:style-name="pr5" draw:layer="layout" svg:width="26cm" svg:height="14cm" svg:x="1cm" svg:y="5.5cm" presentation:class="outline">
          <draw:text-box>
            <text:p>def <text:span text:style-name="T11">updown(</text:span><text:span text:style-name="T18">n</text:span><text:span text:style-name="T11">)</text:span><text:span text:style-name="T9">:</text:span></text:p>
            <text:p><text:s text:c="4"/>for <text:span text:style-name="T18">i</text:span> in <text:span text:style-name="T19">range</text:span><text:span text:style-name="T11">(</text:span><text:span text:style-name="T18">n</text:span><text:span text:style-name="T11">)</text:span>: yield <text:span text:style-name="T18">i</text:span></text:p>
            <text:p><text:s text:c="4"/>for <text:span text:style-name="T18">i</text:span> in <text:span text:style-name="T11">range(</text:span><text:span text:style-name="T18">n,0,-1</text:span><text:span text:style-name="T11">)</text:span>: yield <text:span text:style-name="T18">i</text:span></text:p>
            <text:p/>
            <text:p>for <text:span text:style-name="T18">x</text:span> in <text:span text:style-name="T11">updown(</text:span><text:span text:style-name="T18">5</text:span><text:span text:style-name="T11">)</text:span> : print<text:span text:style-name="T11">(</text:span><text:span text:style-name="T18">x, end=''</text:span><text:span text:style-name="T11">)</text:span></text:p>
            <text:p><text:span text:style-name="T18">01234543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rmal python file</text:p>
              </text:list-item>
              <text:list-item>
                <text:p>Or pre-compiled C object, .dll <text:s/>.so</text:p>
              </text:list-item>
              <text:list-item>
                <text:p>Found in sys.path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or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ort module</text:p>
                <text:list>
                  <text:list-item>
                    <text:p>Creates a namespace</text:p>
                  </text:list-item>
                  <text:list-item>
                    <text:p>Named after module</text:p>
                  </text:list-item>
                  <text:list-item>
                    <text:p>Same as file name sans extension</text:p>
                  </text:list-item>
                  <text:list-item>
                    <text:p>Hence filename must be valid python identif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ort invoc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ort <text:s/>mod</text:p>
              </text:list-item>
              <text:list-item>
                <text:p>import mod1, mod2</text:p>
              </text:list-item>
              <text:list-item>
                <text:p>import mod1 as alias</text:p>
              </text:list-item>
              <text:list-item>
                <text:p>from <text:s/>mod import attribute[, ...]</text:p>
              </text:list-item>
              <text:list-item>
                <text:p>from mod import 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a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custom objects</text:p>
              </text:list-item>
              <text:list-item>
                <text:p>Contains</text:p>
                <text:list>
                  <text:list-item>
                    <text:p>Class variables</text:p>
                  </text:list-item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 Variab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rmal variable</text:p>
              </text:list-item>
              <text:list-item>
                <text:p>Class acts as a name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thods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ust accept <text:span text:style-name="T20">self</text:span></text:p>
              </text:list-item>
              <text:list-item>
                <text:p><text:span text:style-name="T13">Self represents the </text:span><text:span text:style-name="T20">instance object</text:span><text:span text:style-name="T13"> the method was called fro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nce Va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ariables contained in the <text:span text:style-name="T20">instance</text:span><text:span text:style-name="T13"> </text:span></text:p>
              </text:list-item>
              <text:list-item>
                <text:p><text:span text:style-name="T13">c1 = C()</text:span></text:p>
              </text:list-item>
              <text:list-item>
                <text:p><text:span text:style-name="T13">c1.var</text:span></text:p>
              </text:list-item>
              <text:list-item>
                <text:p><text:span text:style-name="T13">c1.__dict__[‘var’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struct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__init__()</text:p>
                <text:list>
                  <text:list-item>
                    <text:p>Intercepts the ClassName() call.</text:p>
                  </text:list-item>
                  <text:list-item>
                    <text:p>Often used to initialise instance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herita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lass definition</text:p>
                <text:list>
                  <text:list-item>
                    <text:p>class ClassName(BaseClass[,...])</text:p>
                  </text:list-item>
                  <text:list-item>
                    <text:p>Attribute resolution dele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ry: block</text:p>
              </text:list-item>
              <text:list-item>
                <text:p>except [<text:span text:style-name="T10">ExceptionClass</text:span>]: block</text:p>
              </text:list-item>
              <text:list-item>
                <text:p>else: block</text:p>
              </text:list-item>
              <text:list-item>
                <text:p>finally: bl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sing Excep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aise <text:s/>ExceptionClass, message (py2)</text:p>
              </text:list-item>
              <text:list-item>
                <text:p>raise <text:s/>ExceptionClass(message) (py3)</text:p>
              </text:list-item>
              <text:list-item>
                <text:p>assert boolean_expression, mes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os module</text:p>
                <text:list>
                  <text:list-item>
                    <text:p>Import os</text:p>
                  </text:list-item>
                  <text:list-item>
                    <text:p>os.access, oss.listdir</text:p>
                  </text:list-item>
                  <text:list-item>
                    <text:p>os.path.isdir, isfile, os.path.ab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ing Fi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pen</text:p>
                <text:list>
                  <text:list-item>
                    <text:p>open(‘filename’, ‘mode’)</text:p>
                  </text:list-item>
                  <text:list-item>
                    <text:p>Returns file object</text:p>
                  </text:list-item>
                </text:list>
              </text:list-item>
              <text:list-item>
                <text:p>Modes</text:p>
                <text:list>
                  <text:list-item>
                    <text:p>‘r’ read only (default)</text:p>
                  </text:list-item>
                  <text:list-item>
                    <text:p>‘w’ write only</text:p>
                  </text:list-item>
                  <text:list-item>
                    <text:p>‘+’ read and write (not recommend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ading Fi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 line in f: ...</text:p>
              </text:list-item>
              <text:list-item>
                <text:p>f.readline([<text:span text:style-name="T10">length</text:span>]) -&gt; str line</text:p>
              </text:list-item>
              <text:list-item>
                <text:p>f.readlines([<text:span text:style-name="T10">length</text:span>]) -&gt; list lines</text:p>
              </text:list-item>
              <text:list-item>
                <text:p>f.read([<text:span text:style-name="T10">length</text:span>]) -&gt; str cont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iting Fi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 = open(<text:span text:style-name="T10">filename</text:span> [, ‘<text:span text:style-name="T10">w</text:span>’|’<text:span text:style-name="T10">a</text:span>’])</text:p>
              </text:list-item>
              <text:list-item>
                <text:p>f.write(<text:span text:style-name="T10">str</text:span>)</text:p>
              </text:list-item>
              <text:list-item>
                <text:p>f.writelines(<text:span text:style-name="T10">list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umberland AMT2" svg:font-family="'Cumberland AMT', 'Courier New'" style:font-family-generic="modern" style:font-pitch="fixed"/>
    <style:font-face style:name="Liberation Mono2" svg:font-family="'Liberation Mono', 'Courier New'" style:font-family-generic="modern" style:font-pitch="fixed"/>
    <style:font-face style:name="Albany AMT3" svg:font-family="'Albany AMT', Arial" style:font-pitch="variable"/>
    <style:font-face style:name="Droid Sans Fallback1" svg:font-family="'Droid Sans Fallback'" style:font-pitch="variable"/>
    <style:font-face style:name="StarSymbol1" svg:font-family="Star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Cumberland AMT1" svg:font-family="'Cumberland AMT'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lbany AMT" svg:font-family="'Albany AMT', Arial" style:font-family-generic="roman" style:font-pitch="variable"/>
    <style:font-face style:name="Cumberland AMT" svg:font-family="'Cumberland AMT'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, 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tarSymbol" svg:font-family="StarSymbol, 'Arial Unicode MS'" style:font-family-generic="roman" style:font-pitch="variable"/>
    <style:font-face style:name="Thorndale AMT" svg:font-family="'Thorndale AMT', 'Times New Roman'" style:font-family-generic="roman" style:font-pitch="variable"/>
    <style:font-face style:name="Albany AMT1" svg:font-family="'Albany AMT', 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Nimbus Sans L1" svg:font-family="'Nimbus Sans L', 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lbany AMT2" svg:font-family="'Albany AMT', Arial" style:font-family-generic="system" style:font-pitch="variable"/>
    <style:font-face style:name="Arial Unicode MS" svg:font-family="'Arial Unicode MS'" style:font-family-generic="system" style:font-pitch="variable"/>
    <style:font-face style:name="Cumberland AMT3" svg:font-family="'Cumberland AMT', 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Sans L1" fo:font-family="'Nimbus Sans L', Arial" style:font-family-generic="swiss" style:font-pitch="variable" fo:font-size="12pt" fo:language="en" fo:country="US" style:letter-kerning="true" style:font-name-asian="Albany AMT3" style:font-family-asian="'Albany AMT', Arial" style:font-pitch-asian="variable" style:language-asian="zxx" style:country-asian="none"/>
    </style:style>
    <style:style style:name="Heading_20_1" style:display-name="Heading 1" style:family="graphic">
      <style:paragraph-properties fo:margin-top="2.644cm" fo:margin-bottom="0.37cm" style:text-autospace="none"/>
      <style:text-properties fo:color="#000000" style:font-name="Nimbus Sans L1" fo:font-family="'Nimbus Sans L', Arial" style:font-family-generic="swiss" style:font-pitch="variable" fo:font-size="26pt" fo:font-weight="bold" style:font-name-asian="Arial Unicode MS1" style:font-family-asian="'Arial Unicode MS'" style:font-family-generic-asian="swiss" style:font-pitch-asian="variable" style:font-size-asian="24pt" style:font-weight-asian="normal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color="#000000" style:font-name="Nimbus Sans L1" fo:font-family="'Nimbus Sans L', Arial" style:font-family-generic="swiss" style:font-pitch="variable" fo:font-size="18pt" fo:font-weight="normal" style:font-name-asian="Albany AMT3" style:font-family-asian="'Albany AMT', Arial" style:font-pitch-asian="variable" style:font-size-asian="18pt" style:font-weight-asian="normal" style:font-weight-complex="normal"/>
    </style:style>
    <style:style style:name="Heading_20_3" style:display-name="Heading 3" style:family="graphic">
      <style:paragraph-properties fo:margin-top="0.746cm" fo:margin-bottom="0.374cm" style:text-autospace="none"/>
      <style:text-properties fo:color="#000000" style:font-name="Nimbus Sans L1" fo:font-family="'Nimbus Sans L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fo:color="#000000" style:font-name="Thorndale AMT" fo:font-family="'Thorndale AMT', 'Times New Roman'" style:font-family-generic="roman" style:font-pitch="variable" fo:font-size="12pt" fo:font-weight="bold" style:font-name-asian="Albany AMT3" style:font-family-asian="'Albany AMT', Arial" style:font-pitch-asian="variable" style:font-size-asian="12pt" style:font-weight-asian="bold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color="#000000" style:font-name="Thorndale AMT" fo:font-family="'Thorndale AMT', 'Times New Roman'" style:font-family-generic="roman" style:font-pitch="variable" fo:font-size="10pt" fo:font-weight="bold" style:font-name-asian="Albany AMT3" style:font-family-asian="'Albany AMT', Arial" style:font-pitch-asian="variable" style:font-size-asian="10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ource_20_Text" style:display-name="Source Text" style:family="graphic">
      <style:paragraph-properties style:text-autospace="none"/>
      <style:text-properties style:font-name="Cumberland AMT2" fo:font-family="'Cumberland AMT', 'Courier New'" style:font-family-generic="modern" style:font-pitch="fixed" style:font-name-asian="Cumberland AMT2" style:font-family-asian="'Cumberland AMT', 'Courier New'" style:font-family-generic-asian="modern" style:font-pitch-asian="fixed"/>
    </style:style>
    <style:style style:name="Teletype" style:family="graphic">
      <style:paragraph-properties style:text-autospace="none"/>
      <style:text-properties style:font-name="Cumberland AMT2" fo:font-family="'Cumberland AMT', 'Courier New'" style:font-family-generic="modern" style:font-pitch="fixed" style:font-name-asian="Cumberland AMT2" style:font-family-asian="'Cumberland AMT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imbus Sans L1" fo:font-family="'Nimbus Sans L', Arial" style:font-family-generic="swiss" style:font-pitch="variable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lbany AMT1" fo:font-family="'Albany AMT', Arial" style:font-family-generic="swiss" style:font-pitch="variable" fo:font-size="16pt" fo:font-weight="bold" style:font-name-asian="Albany AMT3" style:font-family-asian="'Albany AMT', Arial" style:font-pitch-asian="variable" style:font-size-asian="16pt" style:font-weight-asian="bold" style:font-weight-complex="bold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Index" style:family="graphic">
      <style:paragraph-properties style:text-autospace="none"/>
      <style:text-properties style:font-name="Nimbus Sans L1" fo:font-family="'Nimbus Sans L', Arial" style:font-family-generic="swiss" style:font-pitch="variable"/>
    </style:style>
    <style:style style:name="Footnote" style:family="graphic">
      <style:paragraph-properties fo:margin-left="1.055cm" fo:margin-right="0cm" fo:text-indent="-1.055cm" style:text-autospace="none"/>
      <style:text-properties style:font-name="Nimbus Sans L1" fo:font-family="'Nimbus Sans L', Arial" style:font-family-generic="swiss" style:font-pitch="variable" fo:font-size="10pt" style:font-size-asian="10pt" style:font-size-complex="10pt"/>
    </style:style>
    <style:style style:name="code" style:family="graphic">
      <style:paragraph-properties fo:margin-left="1.524cm" fo:margin-right="1.524cm" fo:margin-top="0cm" fo:margin-bottom="0cm" fo:text-indent="0cm" style:text-autospace="none"/>
      <style:text-properties style:font-name="Liberation Mono2" fo:font-family="'Liberation Mono', 'Courier New'" style:font-family-generic="modern" style:font-pitch="fixed" fo:font-size="9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lbany AMT1" fo:font-family="'Albany AMT', Arial" style:font-family-generic="swiss" style:font-pitch="variable" fo:font-size="16pt" fo:font-weight="bold" style:font-name-asian="Albany AMT3" style:font-family-asian="'Albany AMT', Arial" style:font-pitch-asian="variable" style:font-size-asian="16pt" style:font-weight-asian="bold" style:font-weight-complex="bold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style:font-name="Nimbus Sans L1" fo:font-family="'Nimbus Sans L', Arial" style:font-family-generic="swiss" style:font-pitch="variable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374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  <style:text-properties style:font-name="Nimbus Sans L1" fo:font-family="'Nimbus Sans L', Arial" style:font-family-generic="swiss" style:font-pitch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Cumberland AMT2" fo:font-family="'Cumberland AMT', 'Courier New'" style:font-family-generic="modern" style:font-pitch="fixed" fo:font-size="8pt" style:font-name-asian="Cumberland AMT2" style:font-family-asian="'Cumberland AMT', 'Courier New'" style:font-family-generic-asian="modern" style:font-pitch-asian="fixed" style:font-size-asian="8pt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Nimbus Sans L1" fo:font-family="'Nimbus Sans L', Arial" style:font-family-generic="swiss" style:font-pitch="variable" fo:font-size="6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Caption" style:family="graphic">
      <style:paragraph-properties fo:margin-top="0.374cm" fo:margin-bottom="0.374cm" style:text-autospace="none"/>
      <style:text-properties style:font-name="Nimbus Sans L1" fo:font-family="'Nimbus Sans L', Arial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style:font-name="Nimbus Sans L1" fo:font-family="'Nimbus Sans L', Arial" style:font-family-generic="swiss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5:52:51.385512802</meta:creation-date>
    <meta:editing-duration>P3DT21H9M43S</meta:editing-duration>
    <meta:editing-cycles>11</meta:editing-cycles>
    <meta:generator>LibreOffice/5.1.4.2$Linux_X86_64 LibreOffice_project/10m0$Build-2</meta:generator>
    <dc:date>2016-09-21T15:52:32.260562985</dc:date>
    <dc:creator>Mark Badham</dc:creator>
    <meta:document-statistic meta:object-count="272"/>
  </office:meta>
</office:document-meta>
</file>